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8188e" officeooo:paragraph-rsid="001818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202</text:p>
      <text:p text:style-name="P1">Node Based stack documentation</text:p>
      <text:p text:style-name="P1">4/22/15</text:p>
      <text:p text:style-name="P1"/>
      <text:p text:style-name="P1"><text:tab/>We had to write a node based stack for this week, and I thought it was a lot more simpler to understand vs. the node based queue. I think the only hard part of this implementation was to try and do the assignment operator and comparator operator. Other than that, the data structure was fairly simple to understand. I really like having a test file made for me because I can see what errors are being made and which functions need to be worked on. I know that having a prewritten test function isn't that good to have because there are so many different cases on where your code could be wrong and break. It's better to write the test file yourself or better yet, try and catch any loopholes in your code before testing it. There is probably a lot more efficient ways that you can write this code, but I did it the way that made sense to me and hopefully if I have more time in the future, I can go back and look at it to see where I made silly mistakes and be able to clean up my code. The implementation worked similar to the node based queue, just the pop and push worked a little differently. I get kind of confused on what the functions actually mean, I have to think about it a little bit to see what they are actually say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03:50:00.417011382</meta:creation-date>
    <dc:date>2015-04-22T04:03:40.213775161</dc:date>
    <meta:editing-duration>P0D</meta:editing-duration>
    <meta:editing-cycles>1</meta:editing-cycles>
    <meta:document-statistic meta:table-count="0" meta:image-count="0" meta:object-count="0" meta:page-count="1" meta:paragraph-count="5" meta:word-count="247" meta:character-count="1290" meta:non-whitespace-character-count="1046"/>
    <meta:generator>LibreOffice/4.2.7.2$Linux_X86_64 LibreOffice_project/420m0$Build-2</meta:generator>
  </office:meta>
</office:document-meta>
</file>